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" fo:font-size="12pt"/>
    </style:style>
    <style:style style:name="P2" style:family="paragraph" style:parent-style-name="Standard">
      <style:paragraph-properties fo:text-align="center" style:justify-single-word="false"/>
      <style:text-properties style:font-name="Times" fo:font-size="12pt"/>
    </style:style>
    <style:style style:name="P3" style:family="paragraph" style:parent-style-name="Standard">
      <style:text-properties style:font-name="Times" fo:font-size="12pt" officeooo:rsid="000bcc18" officeooo:paragraph-rsid="000bcc18"/>
    </style:style>
    <style:style style:name="P4" style:family="paragraph" style:parent-style-name="Standard">
      <style:text-properties style:font-name="Times" fo:font-size="12pt" officeooo:rsid="000c5cf5"/>
    </style:style>
    <style:style style:name="P5" style:family="paragraph" style:parent-style-name="Standard">
      <style:text-properties style:font-name="Times" fo:font-size="12pt" officeooo:rsid="000c5cf5" officeooo:paragraph-rsid="000c5cf5"/>
    </style:style>
    <style:style style:name="P6" style:family="paragraph" style:parent-style-name="Standard">
      <style:paragraph-properties fo:text-align="start" style:justify-single-word="false"/>
      <style:text-properties style:font-name="Times" fo:font-size="12pt"/>
    </style:style>
    <style:style style:name="T1" style:family="text">
      <style:text-properties fo:font-weight="bold"/>
    </style:style>
    <style:style style:name="T2" style:family="text">
      <style:text-properties officeooo:rsid="000e36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ions des années précédentes (<text:span text:style-name="T1">document à compléter au fur et à mesure</text:span>)</text:p>
      <text:p text:style-name="P1"/>
      <text:p text:style-name="P1">Auteur du document : rode_t</text:p>
      <text:p text:style-name="P1">Date de création : 6/03/2013</text:p>
      <text:p text:style-name="P1"/>
      <text:p text:style-name="P1">N'hésitez pas à rajouter des questions que j'ai omises (c'est à dire beaucoup) ainsi que des compléments aux réponses.</text:p>
      <text:p text:style-name="P1"/>
      <text:p text:style-name="P1"/>
      <text:p text:style-name="P1">Norme : les “quotes” représente ce qu'a dit mot pour mot le prof.</text:p>
      <text:p text:style-name="P1"/>
      <text:p text:style-name="P1"/>
      <text:p text:style-name="P1"/>
      <text:p text:style-name="P1">1) Importance du secteur informatique dans l'économie, PIB, …</text:p>
      <text:p text:style-name="P1">Compléter grâce aux slides.</text:p>
      <text:p text:style-name="P3">Slide 26 :</text:p>
      <text:p text:style-name="P3"/>
      <text:p text:style-name="P3">→ La dépense informatique correspond à 85 Milliards d'€ soit plus de 4 % du PIB.</text:p>
      <text:p text:style-name="P5">→ soit 30 % des investissements totaux.</text:p>
      <text:p text:style-name="P3">→ L'informatique représente un peu plus de 10 % de tous les investissements hors ménages en France (!)</text:p>
      <text:p text:style-name="P5"/>
      <text:p text:style-name="P1"/>
      <text:p text:style-name="P1">2) Emploi : 550-600k en France, 12-<text:span text:style-name="T2">20</text:span>k de création d'emploi (en comptant le turn over), 3k de création net (dont 2k de cadres par les SSII)</text:p>
      <text:p text:style-name="P1"/>
      <text:p text:style-name="P1"/>
      <text:p text:style-name="P1"/>
      <text:p text:style-name="P1">3) Que reste-t-il des îlots d'informatisation des premiers temps ? Quelle solution apporte l'ERP ?</text:p>
      <text:p text:style-name="P1"/>
      <text:p text:style-name="P1">“Il existe quelques couches basses qui risquent de disparaître.”</text:p>
      <text:p text:style-name="P1"/>
      <text:p text:style-name="P6">Solution apportée par l'E<text:span text:style-name="T2">nterprise Ressource Planning → regroupe les données d'une entreprise et permet d'éviter les doublons et les incohérences.</text:span></text:p>
      <text:p text:style-name="P1"/>
      <text:p text:style-name="P5">4) Actuellement, la croissance du secteur informatique dépend-elle plus de la santé économique ou de l'innovation technologique, pourquoi ?</text:p>
      <text:p text:style-name="P4"/>
      <text:p text:style-name="P5">Slide 32</text:p>
      <text:p text:style-name="P5">→ Ralentissement marqué (de la croissance du secteur info ndlr) malgré l'innovation qui ne ralentit pas !</text:p>
      <text:p text:style-name="P5"/>
      <text:p text:style-name="P5"/>
      <text:p text:style-name="P1">4) Objectif personnel avant 35 ans ?</text:p>
      <text:p text:style-name="P1"/>
      <text:p text:style-name="P1">Enrichissement professionnel (travailler en tant que cadre ? ...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Linux_X86_64 LibreOffice_project/f5b553469bc7076f070af2f67e03e4c4d1143cf</meta:generator>
    <meta:initial-creator>Toto </meta:initial-creator>
    <dc:date>2013-04-03T13:30:30</dc:date>
    <meta:editing-duration>PT6M40S</meta:editing-duration>
    <meta:editing-cycles>3</meta:editing-cycles>
    <meta:document-statistic meta:table-count="0" meta:image-count="0" meta:object-count="0" meta:page-count="1" meta:paragraph-count="20" meta:word-count="235" meta:character-count="1431" meta:non-whitespace-character-count="1216"/>
  </office:meta>
</office:document-meta>
</file>